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c221" officeooo:paragraph-rsid="0005c221"/>
    </style:style>
    <style:style style:name="P2" style:family="paragraph" style:parent-style-name="Standard">
      <style:text-properties officeooo:rsid="0006446f" officeooo:paragraph-rsid="0006446f"/>
    </style:style>
    <style:style style:name="P3" style:family="paragraph" style:parent-style-name="Standard">
      <style:text-properties officeooo:rsid="0006446f" officeooo:paragraph-rsid="000b74d7"/>
    </style:style>
    <style:style style:name="P4" style:family="paragraph" style:parent-style-name="Standard">
      <style:text-properties officeooo:rsid="0006446f" officeooo:paragraph-rsid="000c6553"/>
    </style:style>
    <style:style style:name="P5" style:family="paragraph" style:parent-style-name="Standard">
      <style:text-properties officeooo:rsid="000b74d7" officeooo:paragraph-rsid="000b74d7"/>
    </style:style>
    <style:style style:name="T1" style:family="text">
      <style:text-properties officeooo:rsid="0006f44a"/>
    </style:style>
    <style:style style:name="T2" style:family="text">
      <style:text-properties officeooo:rsid="00074d0e"/>
    </style:style>
    <style:style style:name="T3" style:family="text">
      <style:text-properties officeooo:rsid="0008f8b7"/>
    </style:style>
    <style:style style:name="T4" style:family="text">
      <style:text-properties officeooo:rsid="0005c221"/>
    </style:style>
    <style:style style:name="T5" style:family="text">
      <style:text-properties officeooo:rsid="00096c1a"/>
    </style:style>
    <style:style style:name="T6" style:family="text">
      <style:text-properties officeooo:rsid="000a0a40"/>
    </style:style>
    <style:style style:name="T7" style:family="text">
      <style:text-properties officeooo:rsid="000b74d7"/>
    </style:style>
    <style:style style:name="T8" style:family="text">
      <style:text-properties officeooo:rsid="0006446f"/>
    </style:style>
    <style:style style:name="T9" style:family="text">
      <style:text-properties officeooo:rsid="000c65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nior 1</text:p>
      <text:p text:style-name="P1"><text:span text:style-name="T3">G</text:span>ender <text:span text:style-name="T3">is</text:span> <text:span text:style-name="T2">IV</text:span> with two levels: male, female</text:p>
      <text:p text:style-name="P1">discount membership sign ups <text:span text:style-name="T3">is the DV</text:span>. <text:span text:style-name="T3">Data type categorical</text:span></text:p>
      <text:p text:style-name="P1">This is <text:span text:style-name="T1">independent</text:span> chi square</text:p>
      <text:p text:style-name="P1"/>
      <text:p text:style-name="P1"/>
      <text:p text:style-name="P2"/>
      <text:p text:style-name="P1">Senior 2</text:p>
      <text:p text:style-name="P2"><text:span text:style-name="T4">club card </text:span><text:span text:style-name="T5">type</text:span><text:span text:style-name="T4"> </text:span><text:span text:style-name="T5">is IV</text:span><text:span text:style-name="T4"> with three levels: silver, gold, and platinum </text:span></text:p>
      <text:p text:style-name="P4"><text:span text:style-name="T5">DV</text:span> is customers send more money based on card type. <text:span text:style-name="T5">This is continuous data type.</text:span></text:p>
      <text:p text:style-name="P4">This would be an <text:span text:style-name="T5">ANOVA</text:span></text:p>
      <text:p text:style-name="P1"/>
      <text:p text:style-name="P1"/>
      <text:p text:style-name="P1"/>
      <text:p text:style-name="P1">Senior 3</text:p>
      <text:p text:style-name="P3"><text:span text:style-name="T6">IV is club card with </text:span>2 levels before membership, after membership</text:p>
      <text:p text:style-name="P3"><text:span text:style-name="T7">DV</text:span> which spent more, <text:span text:style-name="T7">data type continuous</text:span></text:p>
      <text:p text:style-name="P2">this i<text:span text:style-name="T7">s Independent t-test</text:span></text:p>
      <text:p text:style-name="P1"/>
      <text:p text:style-name="P1"/>
      <text:p text:style-name="P1">Senior 4</text:p>
      <text:p text:style-name="P2"><text:span text:style-name="T7">IV</text:span> is age</text:p>
      <text:p text:style-name="P5">DV is sign ups, levels are signed up or not signed up. <text:span text:style-name="T9">Data type categorical</text:span></text:p>
      <text:p text:style-name="P5">this is McNemar chi squa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5T13:07:47.606000000</meta:creation-date>
    <dc:date>2023-03-19T11:19:10.600000000</dc:date>
    <meta:editing-duration>PT9M57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6" meta:word-count="108" meta:character-count="578" meta:non-whitespace-character-count="485"/>
  </office:meta>
</office:document-meta>
</file>